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default-cell-style-name="ce1"/>
        <table:table-column table:style-name="co6" table:default-cell-style-name="ce1"/>
        <table:table-column table:style-name="co2" table:number-columns-repeated="1017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text:p>IAE - Etape (lib.)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88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</text:p>
          </table:table-cell>
          <table:table-cell table:number-columns-repeated="1014"/>
        </table:table-row>
        <table:table-row table:style-name="ro1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0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19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19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19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19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796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19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19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19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19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</text:p>
          </table:table-cell>
          <table:table-cell table:number-columns-repeated="1014"/>
        </table:table-row>
        <table:table-row table:style-name="ro1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19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19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19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19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1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19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5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19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1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19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19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19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19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19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19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19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19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2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19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19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19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19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19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19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1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19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19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19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19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19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19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19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19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1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19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19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19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19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5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19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19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19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0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19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19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19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19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1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19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19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19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19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19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19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19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19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2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table:number-columns-repeated="1014"/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19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19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19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19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19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19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05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1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3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19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295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1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19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0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19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0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19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1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4,9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1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19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19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19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19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19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8,9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7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1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19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1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1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19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19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8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19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19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19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19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19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19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19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2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1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19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3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19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19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4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7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36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1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19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0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19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4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19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46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19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19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9,9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19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5,9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19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19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5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19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19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19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19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19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6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2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19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19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2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85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27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19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19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19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47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2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8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19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19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4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2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3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19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19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0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19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1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1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19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47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19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19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19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19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8,99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19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3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19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19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5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19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2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19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1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25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19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75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19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19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19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4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47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39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19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1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1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3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1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19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19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19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19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2">
        <table:table-column table:style-name="co7" table:number-columns-repeated="2" table:default-cell-style-name="ce1"/>
        <table:table-column table:style-name="co7" table:default-cell-style-name="Default"/>
        <table:table-row table:style-name="ro2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résultat</text:p>
          </table:table-cell>
        </table:table-row>
        <table:table-row table:style-name="ro2">
          <table:table-cell office:value-type="float" office:value="9595817" calcext:value-type="float">
            <text:p>9595817</text:p>
          </table:table-cell>
          <table:table-cell/>
          <table:table-cell table:style-name="ce9" table:formula="of:=IF(ISNUMBER([.B2]);IF([.B2]&gt;=10;&quot;admis&quot;;&quot;non admis&quot;); 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float" office:value="10082385" calcext:value-type="float">
            <text:p>10082385</text:p>
          </table:table-cell>
          <table:table-cell office:value-type="float" office:value="9.75" calcext:value-type="float">
            <text:p>9,75</text:p>
          </table:table-cell>
          <table:table-cell table:formula="of:=IF(ISNUMBER([.B3]);IF([.B3]&gt;=10;&quot;Admis&quot;;&quot;Non Admis&quot;); &quot; &quot;)" office:value-type="string" office:string-value="Non Admis" calcext:value-type="string">
            <text:p>Non Admis</text:p>
          </table:table-cell>
        </table:table-row>
        <table:table-row table:style-name="ro2">
          <table:table-cell office:value-type="float" office:value="9773127" calcext:value-type="float">
            <text:p>9773127</text:p>
          </table:table-cell>
          <table:table-cell office:value-type="float" office:value="9.833" calcext:value-type="float">
            <text:p>9,833</text:p>
          </table:table-cell>
          <table:table-cell table:formula="of:=IF(ISNUMBER([.B4]);IF([.B4]&gt;=10;&quot;Admis&quot;;&quot;Non Admis&quot;); &quot; &quot;)" office:value-type="string" office:string-value="Non Admis" calcext:value-type="string">
            <text:p>Non Admis</text:p>
          </table:table-cell>
        </table:table-row>
        <table:table-row table:style-name="ro2">
          <table:table-cell office:value-type="float" office:value="9170860" calcext:value-type="float">
            <text:p>9170860</text:p>
          </table:table-cell>
          <table:table-cell office:value-type="float" office:value="15" calcext:value-type="float">
            <text:p>15</text:p>
          </table:table-cell>
          <table:table-cell table:formula="of:=IF(ISNUMBER([.B5]);IF([.B5]&gt;=10;&quot;Admis&quot;;&quot;Non Admis&quot;); &quot; &quot;)" office:value-type="string" office:string-value="Admis" calcext:value-type="string">
            <text:p>Admis</text:p>
          </table:table-cell>
        </table:table-row>
        <table:table-row table:style-name="ro2">
          <table:table-cell office:value-type="float" office:value="10936156" calcext:value-type="float">
            <text:p>10936156</text:p>
          </table:table-cell>
          <table:table-cell office:value-type="float" office:value="16" calcext:value-type="float">
            <text:p>16</text:p>
          </table:table-cell>
          <table:table-cell table:formula="of:=IF(ISNUMBER([.B6]);IF([.B6]&gt;=10;&quot;Admis&quot;;&quot;Non Admis&quot;); &quot; &quot;)" office:value-type="string" office:string-value="Admis" calcext:value-type="string">
            <text:p>Admis</text:p>
          </table:table-cell>
        </table:table-row>
        <table:table-row table:style-name="ro2">
          <table:table-cell office:value-type="float" office:value="11158682" calcext:value-type="float">
            <text:p>11158682</text:p>
          </table:table-cell>
          <table:table-cell office:value-type="float" office:value="14.21" calcext:value-type="float">
            <text:p>14,21</text:p>
          </table:table-cell>
          <table:table-cell table:formula="of:=IF(ISNUMBER([.B7]);IF([.B7]&gt;=10;&quot;Admis&quot;;&quot;Non Admis&quot;); &quot; &quot;)" office:value-type="string" office:string-value="Admis" calcext:value-type="string">
            <text:p>Admis</text:p>
          </table:table-cell>
        </table:table-row>
        <table:table-row table:style-name="ro2">
          <table:table-cell office:value-type="float" office:value="9695982" calcext:value-type="float">
            <text:p>9695982</text:p>
          </table:table-cell>
          <table:table-cell/>
          <table:table-cell table:style-name="ce9" table:formula="of:=IF(ISNUMBER([.B8]);IF([.B8]&gt;=10;&quot;Admis&quot;;&quot;Non Admis&quot;); &quot; &quot;)" office:value-type="string" office:string-value=" " calcext:value-type="string">
            <text:p><text:s/></text:p>
          </table:table-cell>
        </table:table-row>
        <table:table-row table:style-name="ro2">
          <table:table-cell office:value-type="float" office:value="9627468" calcext:value-type="float">
            <text:p>9627468</text:p>
          </table:table-cell>
          <table:table-cell office:value-type="float" office:value="3.042" calcext:value-type="float">
            <text:p>3,042</text:p>
          </table:table-cell>
          <table:table-cell table:formula="of:=IF(ISNUMBER([.B9]);IF([.B9]&gt;=10;&quot;Admis&quot;;&quot;Non Admis&quot;); &quot; &quot;)" office:value-type="string" office:string-value="Non Admis" calcext:value-type="string">
            <text:p>Non Admis</text:p>
          </table:table-cell>
        </table:table-row>
        <table:table-row table:style-name="ro2">
          <table:table-cell office:value-type="float" office:value="11004691" calcext:value-type="float">
            <text:p>11004691</text:p>
          </table:table-cell>
          <table:table-cell office:value-type="float" office:value="13" calcext:value-type="float">
            <text:p>13</text:p>
          </table:table-cell>
          <table:table-cell table:formula="of:=IF(ISNUMBER([.B10]);IF([.B10]&gt;=10;&quot;Admis&quot;;&quot;Non Admis&quot;); &quot; &quot;)" office:value-type="string" office:string-value="Admis" calcext:value-type="string">
            <text:p>Adm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10-31T15:12:57.158840867</dc:date>
    <meta:print-date>2012-03-25T21:46:08Z</meta:print-date>
    <meta:editing-duration>PT10M15S</meta:editing-duration>
    <meta:editing-cycles>2</meta:editing-cycles>
    <meta:document-statistic meta:table-count="2" meta:cell-count="22210" meta:object-count="0"/>
  </office:meta>
</office:document-meta>
</file>